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3.744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4.7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96cm" fo:min-width="6.27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2.2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1cm" fo:min-width="6.112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cm" fo:min-width="1.75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8.75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1cm" fo:min-width="6.27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cm" fo:min-width="8.75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9.2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852cm" fo:min-width="5.482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164cm" fo:min-width="5.688cm" loext:decorative="false"/>
      <style:paragraph-properties style:writing-mode="lr-tb"/>
    </style:style>
    <style:style style:name="gr1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812cm" fo:min-width="2.152cm" loext:decorative="false"/>
      <style:paragraph-properties style:writing-mode="lr-tb"/>
    </style:style>
    <style:style style:name="gr32" style:family="graphic" style:parent-style-name="standard">
      <style:graphic-properties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6cm" svg:height="2cm" svg:x="10.556cm" svg:y="0.09cm">
            <text:p text:style-name="P1">star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5.25cm" svg:height="1.5cm" svg:x="11.306cm" svg:y="3.34cm">
            <text:p text:style-name="P1">Empty list a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5.5cm" svg:height="1.75cm" svg:x="11.056cm" svg:y="9.34cm">
            <text:p text:style-name="P1">For loop i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0.75cm" svg:height="1.5cm" svg:x="8.806cm" svg:y="6.34cm">
            <text:p text:style-name="P1">Enter the inputs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position-x="$0" draw:handle-position-y="top" draw:handle-range-x-minimum="0" draw:handle-range-x-maximum="21600"/>
            </draw:enhanced-geometry>
          </draw:custom-shape>
          <draw:custom-shape draw:style-name="gr6" draw:text-style-name="P1" xml:id="id1" draw:id="id1" draw:layer="layout" svg:width="5.5cm" svg:height="5cm" svg:x="11.556cm" svg:y="12.09cm">
            <text:p text:style-name="P1">I&lt;=enter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1" xml:id="id2" draw:id="id2" draw:layer="layout" svg:width="10.5cm" svg:height="2cm" svg:x="1.556cm" svg:y="17.84cm">
            <text:p text:style-name="P1">Input x for i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position-x="$0" draw:handle-position-y="top" draw:handle-range-x-minimum="0" draw:handle-range-x-maximum="21600"/>
            </draw:enhanced-geometry>
          </draw:custom-shape>
          <draw:custom-shape draw:style-name="gr8" draw:text-style-name="P1" xml:id="id3" draw:id="id3" draw:layer="layout" svg:width="4.5cm" svg:height="4.5cm" svg:x="4.056cm" svg:y="21.84cm">
            <text:p text:style-name="P1">X is odd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1" xml:id="id4" draw:id="id4" draw:layer="layout" svg:width="9.25cm" svg:height="2cm" svg:x="1.443cm" svg:y="27.907cm">
            <text:p text:style-name="P1">Append x to list a</text:p>
            <draw:enhanced-geometry svg:viewBox="0 0 21600 21600" draw:type="rectangle" draw:enhanced-path="M 0 0 L 21600 0 21600 21600 0 21600 0 0 Z N"/>
          </draw:custom-shape>
          <draw:custom-shape draw:style-name="gr10" draw:text-style-name="P1" xml:id="id6" draw:id="id6" draw:layer="layout" svg:width="10.75cm" svg:height="2cm" svg:x="15.056cm" svg:y="24.59cm">
            <text:p text:style-name="P1">Input new number for x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position-x="$0" draw:handle-position-y="top" draw:handle-range-x-minimum="0" draw:handle-range-x-maximum="21600"/>
            </draw:enhanced-geometry>
          </draw:custom-shape>
          <draw:custom-shape draw:style-name="gr11" draw:text-style-name="P1" xml:id="id7" draw:id="id7" draw:layer="layout" svg:width="9.25cm" svg:height="2.25cm" svg:x="16.056cm" svg:y="28.34cm">
            <text:p text:style-name="P1">Append x to list a</text:p>
            <draw:enhanced-geometry svg:viewBox="0 0 21600 21600" draw:type="rectangle" draw:enhanced-path="M 0 0 L 21600 0 21600 21600 0 21600 0 0 Z N"/>
          </draw:custom-shape>
          <draw:custom-shape draw:style-name="gr12" draw:text-style-name="P1" xml:id="id5" draw:id="id5" draw:layer="layout" svg:width="9.75cm" svg:height="2cm" svg:x="9.056cm" svg:y="32.34cm">
            <text:p text:style-name="P1">Increment i</text:p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9.5cm" svg:height="1.75cm" svg:x="8.806cm" svg:y="36.09cm">
            <text:p text:style-name="P1">output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position-x="$0" draw:handle-position-y="top" draw:handle-range-x-minimum="0" draw:handle-range-x-maximum="21600"/>
            </draw:enhanced-geometry>
          </draw:custom-shape>
          <draw:custom-shape draw:style-name="gr14" draw:text-style-name="P1" draw:layer="layout" svg:width="8.75cm" svg:height="2cm" svg:x="9.556cm" svg:y="38.84cm">
            <text:p text:style-name="P1">en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2" draw:layer="layout" svg:x1="13.556cm" svg:y1="2.09cm" svg:x2="13.556cm" svg:y2="3.34cm">
            <text:p/>
          </draw:line>
          <draw:line draw:style-name="gr16" draw:text-style-name="P2" draw:layer="layout" svg:x1="13.806cm" svg:y1="4.84cm" svg:x2="13.806cm" svg:y2="6.34cm">
            <text:p/>
          </draw:line>
          <draw:line draw:style-name="gr17" draw:text-style-name="P2" draw:layer="layout" svg:x1="13.806cm" svg:y1="7.84cm" svg:x2="13.806cm" svg:y2="9.34cm">
            <text:p/>
          </draw:line>
          <draw:line draw:style-name="gr18" draw:text-style-name="P2" draw:layer="layout" svg:x1="14.056cm" svg:y1="11.09cm" svg:x2="14.056cm" svg:y2="12.09cm">
            <text:p/>
          </draw:line>
          <draw:connector draw:style-name="gr19" draw:text-style-name="P2" draw:layer="layout" svg:x1="11.556cm" svg:y1="14.59cm" svg:x2="8.119cm" svg:y2="17.84cm" draw:start-shape="id1" draw:start-glue-point="5" draw:end-shape="id2" draw:end-glue-point="4" svg:d="M11556 14590h-3437v3250" svg:viewBox="0 0 3438 3251">
            <text:p/>
          </draw:connector>
          <draw:connector draw:style-name="gr20" draw:text-style-name="P2" draw:layer="layout" svg:x1="6.806cm" svg:y1="19.84cm" svg:x2="6.306cm" svg:y2="21.84cm" draw:start-shape="id2" draw:end-shape="id3" draw:end-glue-point="4" svg:d="M6806 19840v1001h-500v999" svg:viewBox="0 0 501 2001">
            <text:p/>
          </draw:connector>
          <draw:connector draw:style-name="gr21" draw:text-style-name="P2" draw:layer="layout" svg:x1="6.306cm" svg:y1="26.34cm" svg:x2="6.068cm" svg:y2="27.907cm" draw:start-shape="id3" draw:start-glue-point="6" draw:end-shape="id4" svg:d="M6306 26340v784h-238v783" svg:viewBox="0 0 239 1568">
            <text:p/>
          </draw:connector>
          <draw:connector draw:style-name="gr22" draw:text-style-name="P2" draw:layer="layout" svg:x1="6.068cm" svg:y1="29.907cm" svg:x2="13.931cm" svg:y2="32.34cm" draw:start-shape="id4" draw:end-shape="id5" svg:d="M6068 29907v1217h7863v1216" svg:viewBox="0 0 7864 2434">
            <text:p/>
          </draw:connector>
          <draw:connector draw:style-name="gr23" draw:text-style-name="P2" draw:layer="layout" svg:x1="8.556cm" svg:y1="24.09cm" svg:x2="20.431cm" svg:y2="24.59cm" draw:start-shape="id3" draw:start-glue-point="7" draw:end-shape="id6" draw:end-glue-point="5" svg:d="M8556 24090h3251v-1h8624v501" svg:viewBox="0 0 11876 502">
            <text:p/>
          </draw:connector>
          <draw:connector draw:style-name="gr24" draw:text-style-name="P2" draw:layer="layout" svg:x1="20.431cm" svg:y1="26.59cm" svg:x2="20.681cm" svg:y2="28.34cm" draw:start-shape="id6" draw:end-shape="id7" draw:end-glue-point="0" svg:d="M20431 26590v876h250v874" svg:viewBox="0 0 251 1751">
            <text:p/>
          </draw:connector>
          <draw:connector draw:style-name="gr25" draw:text-style-name="P2" draw:layer="layout" svg:x1="20.681cm" svg:y1="30.59cm" svg:x2="13.931cm" svg:y2="32.34cm" draw:start-shape="id7" draw:end-shape="id5" svg:d="M20681 30590v875h-6750v875" svg:viewBox="0 0 6751 1751">
            <text:p/>
          </draw:connector>
          <draw:connector draw:style-name="gr26" draw:text-style-name="P2" draw:layer="layout" draw:line-skew="8.699cm" svg:x1="18.806cm" svg:y1="33.34cm" svg:x2="17.056cm" svg:y2="14.59cm" draw:start-shape="id5" draw:end-shape="id1" draw:end-glue-point="7" svg:d="M18806 33340h9200v-18750h-10950" svg:viewBox="0 0 10951 18751">
            <text:p/>
          </draw:connector>
          <draw:line draw:style-name="gr27" draw:text-style-name="P2" draw:layer="layout" svg:x1="13.806cm" svg:y1="34.34cm" svg:x2="14.056cm" svg:y2="36.09cm">
            <text:p/>
          </draw:line>
          <draw:line draw:style-name="gr28" draw:text-style-name="P2" draw:layer="layout" svg:x1="14.056cm" svg:y1="37.34cm" svg:x2="14.056cm" svg:y2="38.84cm">
            <text:p/>
          </draw:line>
          <draw:frame draw:style-name="gr29" draw:text-style-name="P3" draw:layer="layout" svg:width="2.25cm" svg:height="0.962cm" svg:x="5.806cm" svg:y="15.34cm">
            <draw:text-box>
              <text:p>Yes</text:p>
            </draw:text-box>
          </draw:frame>
          <draw:frame draw:style-name="gr30" draw:text-style-name="P3" draw:layer="layout" svg:width="1.75cm" svg:height="0.962cm" svg:x="6.806cm" svg:y="26.84cm">
            <draw:text-box>
              <text:p>yes</text:p>
            </draw:text-box>
          </draw:frame>
          <draw:frame draw:style-name="gr30" draw:text-style-name="P3" draw:layer="layout" svg:width="2.5cm" svg:height="0.962cm" svg:x="13.806cm" svg:y="23.34cm">
            <draw:text-box>
              <text:p>no</text:p>
            </draw:text-box>
          </draw:frame>
          <draw:custom-shape draw:style-name="gr31" draw:text-style-name="P1" xml:id="id8" draw:id="id8" draw:layer="layout" svg:width="3.75cm" svg:height="1.5cm" svg:x="14.806cm" svg:y="18.84cm">
            <text:p text:style-name="P1">en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2" draw:text-style-name="P1" draw:layer="layout" svg:x1="14.306cm" svg:y1="17.09cm" svg:x2="16.681cm" svg:y2="18.84cm" draw:start-shape="id1" draw:end-shape="id8" draw:end-glue-point="4" svg:d="M14306 17090v876h2375v874" svg:viewBox="0 0 2376 1751">
            <text:p/>
          </draw:connector>
          <draw:frame draw:style-name="gr29" draw:text-style-name="P3" draw:layer="layout" svg:width="1.5cm" svg:height="0.962cm" svg:x="15.306cm" svg:y="16.84cm">
            <draw:text-box>
              <text:p>no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14T11:40:16.183574800</meta:creation-date>
    <dc:date>2025-08-14T12:52:01.220077100</dc:date>
    <meta:editing-duration>PT2M58S</meta:editing-duration>
    <meta:editing-cycles>1</meta:editing-cycles>
    <meta:document-statistic meta:object-count="34"/>
    <meta:generator>LibreOffice/25.2.5.2$Windows_X86_64 LibreOffice_project/03d19516eb2e1dd5d4ccd751a0d6f35f35e08022</meta:generator>
  </office:meta>
</office:document-meta>
</file>